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H_EVENT.terminateAct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.SELECT(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ING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ING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AITING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H_EVENT.EH_EVENT( ParentScopeChannel psc , TerminationChannel tc , EventHandlerControlChannel ehc , OEventHandler . OEvent o ,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ITING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ING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AITING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AITING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ITING.onRequestRcvd( int selectorIdx , String mexId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EH_EVEN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ING.run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8">
            <text:p text:style-name="Table_20_Contents">8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WAITING.WAITING( PickResponseChannel pickResponseChannel ,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ITING.completed( FaultData faultData , Set &lt; CompensationHandler &gt; compens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